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c090" officeooo:paragraph-rsid="001ec090"/>
    </style:style>
    <style:style style:name="P2" style:family="paragraph" style:parent-style-name="Standard">
      <style:paragraph-properties fo:text-align="start" style:justify-single-word="false"/>
      <style:text-properties officeooo:rsid="001ec090" officeooo:paragraph-rsid="001ec090"/>
    </style:style>
    <style:style style:name="P3" style:family="paragraph" style:parent-style-name="Standard">
      <style:paragraph-properties fo:text-align="start" style:justify-single-word="false"/>
      <style:text-properties officeooo:rsid="001ee113" officeooo:paragraph-rsid="001ee113"/>
    </style:style>
    <style:style style:name="P4" style:family="paragraph" style:parent-style-name="Standard">
      <style:paragraph-properties fo:text-align="start" style:justify-single-word="false"/>
      <style:text-properties officeooo:rsid="002033f6" officeooo:paragraph-rsid="002033f6"/>
    </style:style>
    <style:style style:name="P5" style:family="paragraph" style:parent-style-name="Standard">
      <style:paragraph-properties fo:text-align="start" style:justify-single-word="false"/>
      <style:text-properties officeooo:rsid="0020a56c" officeooo:paragraph-rsid="0020a56c"/>
    </style:style>
    <style:style style:name="P6" style:family="paragraph" style:parent-style-name="Standard">
      <style:paragraph-properties fo:text-align="start" style:justify-single-word="false"/>
      <style:text-properties officeooo:rsid="0023136e" officeooo:paragraph-rsid="0023136e"/>
    </style:style>
    <style:style style:name="T1" style:family="text">
      <style:text-properties officeooo:rsid="002033f6"/>
    </style:style>
    <style:style style:name="T2" style:family="text">
      <style:text-properties officeooo:rsid="00248d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I DI CODIFICA IN AMBITO VIDEO</text:p>
      <text:p text:style-name="P2">Codifica significa anche compressione, lossy vs lossless.</text:p>
      <text:p text:style-name="P2">Gli algoritmi di compressione solitamente rappresentano il segnale non in RGB, ma in YCbCr, dividendo la luminanza dalla crominanza.</text:p>
      <text:p text:style-name="P2">Codifica video intraframe con codifica fotogramma per fotogramma, come nelle immagini.</text:p>
      <text:p text:style-name="P2">inter-frames con ridondanza temporale, compressione tra frame successivi.</text:p>
      <text:p text:style-name="P3">compressione statica leggermente più dettagliata di jpeg puro(16x16 e non 8x8), color space YUV, fondamentalmente uguale a jpeg.</text:p>
      <text:p text:style-name="P3">compressione temporale invece differente, si usa il block matchi<text:span text:style-name="T1">n</text:span>g per ridurre la ridondanza temporale<text:span text:style-name="T1">.</text:span></text:p>
      <text:p text:style-name="P4">Il formato di codifica e compressione può comportare perdità di informazione e conseguentemente qualità</text:p>
      <text:p text:style-name="P4">codifica temporale tramite vettori di moto.</text:p>
      <text:p text:style-name="P5">differenza tra l'immagine prevista e quella reale, mi porto soltanto le differenze.</text:p>
      <text:p text:style-name="P5">sequenza di immagini(I frame, P frame,B frame)</text:p>
      <text:p text:style-name="P5">Iframe frame di ancoraggio con codifica indipendente.</text:p>
      <text:p text:style-name="P5">Pframe codifica e predizione basata sul passato, solo su Iframe</text:p>
      <text:p text:style-name="P5">Bframe basati sul passato e futuro, su Iframe e Pframe</text:p>
      <text:p text:style-name="P5"/>
      <text:p text:style-name="P6">Alla fine abbiamo fatto seminari e <text:span text:style-name="T2">visto legal-eye e proposte di lavoro, io voglio studiare per ora non mi occupate spazio nel cervello p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8:45:23.877198699</meta:creation-date>
    <dc:date>2020-05-21T10:58:02.985124067</dc:date>
    <meta:editing-duration>PT1H31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73" meta:character-count="1200" meta:non-whitespace-character-count="1042"/>
  </office:meta>
</office:document-meta>
</file>